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1.45in"/>
    </style:style>
    <style:style style:name="Table1.B" style:family="table-column">
      <style:table-column-properties style:column-width="1.125in"/>
    </style:style>
    <style:style style:name="Table1.C" style:family="table-column">
      <style:table-column-properties style:column-width="2in"/>
    </style:style>
    <style:style style:name="Table1.D" style:family="table-column">
      <style:table-column-properties style:column-width="1.5819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1.575in"/>
    </style:style>
    <style:style style:name="Table2.B" style:family="table-column">
      <style:table-column-properties style:column-width="1.625in"/>
    </style:style>
    <style:style style:name="Table2.C" style:family="table-column">
      <style:table-column-properties style:column-width="2.9569in"/>
    </style:style>
    <style:style style:name="Table2.1" style:family="table-row">
      <style:table-row-properties style:keep-together="true"/>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C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master-page-name="Standard">
      <style:paragraph-properties fo:text-align="center" style:justify-single-word="false"/>
      <style:text-properties style:font-name="Arial" fo:font-size="16pt" fo:font-weight="bold" style:font-size-asian="16pt" style:font-weight-asian="bold" style:font-name-complex="Arial" style:font-size-complex="16pt"/>
    </style:style>
    <style:style style:name="P2" style:family="paragraph" style:parent-style-name="Standard">
      <style:paragraph-properties fo:text-align="center" style:justify-single-word="false"/>
      <style:text-properties fo:font-style="italic" style:font-style-asian="italic"/>
    </style:style>
    <style:style style:name="P3" style:family="paragraph" style:parent-style-name="Standard" style:list-style-name="WW8Num4"/>
    <style:style style:name="P4" style:family="paragraph" style:parent-style-name="Standard">
      <style:paragraph-properties fo:margin-left="0.5in" fo:margin-right="0in" fo:text-indent="0in" style:auto-text-indent="false">
        <style:tab-stops>
          <style:tab-stop style:position="1.5in"/>
          <style:tab-stop style:position="1.75in"/>
        </style:tab-stops>
      </style:paragraph-properties>
    </style:style>
    <style:style style:name="P5" style:family="paragraph" style:parent-style-name="Standard">
      <style:paragraph-properties style:snap-to-layout-grid="false"/>
    </style:style>
    <style:style style:name="P6" style:family="paragraph" style:parent-style-name="Standard">
      <style:paragraph-properties style:snap-to-layout-grid="false"/>
      <style:text-properties fo:font-weight="bold" style:font-weight-asian="bold"/>
    </style:style>
    <style:style style:name="T1" style:family="text">
      <style:text-properties fo:font-style="italic" style:font-style-asian="italic"/>
    </style:style>
    <style:style style:name="T2" style:family="text">
      <style:text-properties style:font-name="Wingding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titioning Strategy for Carbonado</text:p>
      <text:p text:style-name="P2">draft</text:p>
      <text:p text:style-name="Standard"/>
      <text:p text:style-name="Standard">Although Carbonado can support a wide variety of persistence technologies, many of them do not have any built-in partitioning features. Partitioning is useful for supporting databases that do not fit on a single storage node. It is also useful for increasing performance, by separating load. This proposal outlines a strategy for supporting partitioning in Carbonado itself, thus making partitioning a feature available to all repositories.</text:p>
      <text:h text:style-name="Heading_20_1" text:outline-level="1">Repository layer</text:h>
      <text:p text:style-name="Standard">Carbonado encourages a layered design for supporting new kinds of repositories. Following this design, partitioning is supported by implementing new types of repositories that decorate any other kind repository.</text:p>
      <text:p text:style-name="Standard"/>
      <text:p text:style-name="Standard">Partitions are represented logically by other repositories, each of which not knowing that it is just a partition. The partitions may also be heterogeneous. For example, a set of partitions may include local databases, remote databases, or even sub-partitioned repositories. The partitioned repository unifies the set of partitions, making them appear as one.</text:p>
      <text:p text:style-name="Standard"/>
      <text:p text:style-name="Standard">A general-purpose partitioning repository also can be used to facilitate backfill operations when migrating data between repositories. One partition is mapped to the old database, and another partition is mapped to the new database. Set up properly, the partitioned repository can ensure that there is no service outage during the backfill.</text:p>
      <text:p text:style-name="Standard"/>
      <text:p text:style-name="Standard">Some applications might find it convenient to use the partitioned repository simply as a means of transparently supporting repository unification and cross-repository joins. Rather than working with two or more repositories, the application just works with one.</text:p>
      <text:h text:style-name="Heading_20_2" text:outline-level="2">Repartitioning</text:h>
      <text:p text:style-name="Standard">In order to support database expansion, partitioning must not be static. Therefore, repartitioning is a requirement for the Carbonado partitioning repository. Repartitioning may be a time consuming operation, spanning several hours. It is also a requirement that a repartition does not necessitate a service outage.</text:p>
      <text:p text:style-name="Standard"/>
      <text:p text:style-name="Standard">During a repartition, however, a service may experience higher operational load. Repartitions should be scheduled after peak hours, but the repository should support a throttle parameter to limit load.</text:p>
      <text:h text:style-name="Heading_20_2" text:outline-level="2">Remote repository</text:h>
      <text:p text:style-name="Standard">Carbonado does not yet have a working remote repository implementation. Such a repository converts any kind of repository into a client-server model. When partitioning databases across storage nodes, remote access is required.</text:p>
      <text:p text:style-name="Standard"/>
      <text:p text:style-name="Standard">For Carbonado to be considered as supporting general purpose partitioning, completion of the remote repository is highly desired. A partitioned repository is not strictly dependent on a remote repository, and so it can be developed concurrently. Design of the remote repository is outside the scope of this document.</text:p>
      <text:h text:style-name="Heading_20_1" text:outline-level="1">Partitioning strategies</text:h>
      <text:p text:style-name="Standard">Partitioning strategies operating against a single record type are often categorized as follows:</text:p>
      <text:p text:style-name="Standard"/>
      <text:list text:style-name="WW8Num4">
        <text:list-item>
          <text:p text:style-name="P3">Range partitioning – For a specific property, value ranges are defined which map to partitions. For example, records can be partitioned against “modifyDate” into three partitions: “before year 2000”, “year 2000 through 2005”, and “after 2005”.</text:p>
        </text:list-item>
        <text:list-item>
          <text:p text:style-name="P3">List partitioning – For a specific property, a list of values is defined for each partition. For example, records with locale 1, 2 or 3 goes to partition one, 4 or 5 to partition two, and all others to partition three. </text:p>
        </text:list-item>
        <text:list-item>
          <text:p text:style-name="P3">Hash partitioning – A specific property is selected for computation of a hash code. A partition is selected by the remainder of dividing the hash code by the number of partitions.</text:p>
        </text:list-item>
        <text:list-item>
          <text:p text:style-name="P3">Composite partitioning – Combines multiple partitioning strategies together. In Carbonado, this can be accomplished by layering partitioned repositories.</text:p>
        </text:list-item>
      </text:list>
      <text:p text:style-name="Standard"/>
      <text:p text:style-name="Standard">Although hash partitioning provides a simple means to evenly distribute data, range and list partitioning have an advantage over hash partitioning with respect to repartitioning. </text:p>
      <text:p text:style-name="Standard"/>
      <text:p text:style-name="Standard">When adding a new hashed partition, the repartition operation needs to examine every record to see if it needs to migrate to a different partition. With more partitions, the probability of a record migrating increases.</text:p>
      <text:p text:style-name="Standard"/>
      <text:p text:style-name="Standard">With range and list partitioning, the old and new definitions can be compared, determining the set of records that require migration. Phased migration can also be supported, by making incremental changes to the definitions.</text:p>
      <text:p text:style-name="Standard"/>
      <text:p text:style-name="Standard">For these reasons, the first version of Carbonado’s partitioned repository will <text:span text:style-name="T1">not</text:span> support hash partitioning. An implementation of hash partitioning may differ tremendously, and so it might make sense to have a completely different repository which only supports hash partitioning.</text:p>
      <text:h text:style-name="Heading_20_2" text:outline-level="2">Filter based partitioning</text:h>
      <text:p text:style-name="Standard">For supporting both range and list partitioning, Carbonado will use a more powerful strategy based on filters. These filters are ordinary Carbonado query filters, thus requiring no special new code or education. Filters can easily support range and list partitioning, as well as many forms of composite partitioning. Multiple properties can be used in a single filter, which greatly simplifies composite partitioning.</text:p>
      <text:p text:style-name="Standard"/>
      <text:p text:style-name="Standard">The use of filters also makes it easy to alter user queries to determine which partitions should be examined for supplying all possible results. During repartitions, filter combination operations make it easy to determine which records require migration. Records requiring migration can be discovered by combining filters as follows: “migrationFilter = newFilter.and(oldFilter.not());”</text:p>
      <text:p text:style-name="Standard"/>
      <text:h text:style-name="Heading_20_1" text:outline-level="1">Implementation notes</text:h>
      <text:p text:style-name="Standard">This section contains ideas for how the partitioned repository can be implemented, but these ideas are not set in stone.</text:p>
      <text:h text:style-name="Heading_20_2" text:outline-level="2">Filter enhancements</text:h>
      <text:p text:style-name="Standard">Although filters do support constant values, the constants cannot be expressed as literals in the filter expression. To facilitate configuration of partitions, the filter parser should be extended to support literals.</text:p>
      <text:p text:style-name="Standard"/>
      <text:p text:style-name="Standard">Assume two partitions are defined, one with “a &lt; 100” and the other with “a &gt;= 100”. A user query which does not filter on “a” must be implemented by querying both partitions and merging the results. A query which filters on “a”, like “a = 2” need not examine both partitions.</text:p>
      <text:p text:style-name="Standard"/>
      <text:p text:style-name="Standard">To decide which partitions must be used in the query, the logical “and” of the partition filter and user query is calculated and reduced.</text:p>
      <text:p text:style-name="Standard"/>
      <text:p text:style-name="P4">“a &lt; 100” &amp; “a =2” <text:tab/><text:span text:style-name="T2"></text:span> <text:tab/>“a = 2”</text:p>
      <text:p text:style-name="P4">“a &gt;= 100” &amp; “a = 2” <text:tab/><text:span text:style-name="T2"></text:span> <text:tab/><text:span text:style-name="T1">empty</text:span></text:p>
      <text:p text:style-name="Standard"/>
      <text:p text:style-name="Standard">Based on the above reductions, partition one must be queried, with the filter “a = 2”. Since the reduction against partition two’s filter resulted in empty, it is not used in the query.</text:p>
      <text:p text:style-name="Standard"/>
      <text:p text:style-name="Standard">This strategy extends easily to more complex partition filters and user queries:</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Partition filter</text:p>
          </table:table-cell>
          <table:table-cell table:style-name="Table1.A1" office:value-type="string">
            <text:p text:style-name="P5">User query</text:p>
          </table:table-cell>
          <table:table-cell table:style-name="Table1.A1" office:value-type="string">
            <text:p text:style-name="P5">Combined query</text:p>
          </table:table-cell>
          <table:table-cell table:style-name="Table1.D1" office:value-type="string">
            <text:p text:style-name="P5">Reduced query</text:p>
          </table:table-cell>
        </table:table-row>
        <table:table-row table:style-name="Table1.1">
          <table:table-cell table:style-name="Table1.A2" office:value-type="string">
            <text:p text:style-name="P5">“a &lt; 100 &amp; b = 3”</text:p>
          </table:table-cell>
          <table:table-cell table:style-name="Table1.A2" office:value-type="string">
            <text:p text:style-name="P5">“a = 2 | b = 4”</text:p>
          </table:table-cell>
          <table:table-cell table:style-name="Table1.A2" office:value-type="string">
            <text:p text:style-name="P5">“a = 2 &amp; a &lt; 100 &amp; b = 3 | b = 4 &amp; a &lt; 100 &amp; <text:s/>b = 3”</text:p>
          </table:table-cell>
          <table:table-cell table:style-name="Table1.D2" office:value-type="string">
            <text:p text:style-name="P5">“a = 2 &amp; b = 3”</text:p>
          </table:table-cell>
        </table:table-row>
        <table:table-row table:style-name="Table1.1">
          <table:table-cell table:style-name="Table1.A2" office:value-type="string">
            <text:p text:style-name="P5">“a &lt; 100 &amp; b != 3”</text:p>
          </table:table-cell>
          <table:table-cell table:style-name="Table1.A2" office:value-type="string">
            <text:p text:style-name="P5">“a = 2 | b = 4”</text:p>
          </table:table-cell>
          <table:table-cell table:style-name="Table1.A2" office:value-type="string">
            <text:p text:style-name="P5">“a = 2 &amp; a &lt; 100 &amp; b != 3 | b = 4 &amp; a &lt; 100 &amp; <text:s/>b != 3”</text:p>
          </table:table-cell>
          <table:table-cell table:style-name="Table1.D2" office:value-type="string">
            <text:p text:style-name="P5">“a = 2 &amp; b != 3 | b = 4 &amp; a &lt; 100”</text:p>
          </table:table-cell>
        </table:table-row>
        <table:table-row table:style-name="Table1.1">
          <table:table-cell table:style-name="Table1.A2" office:value-type="string">
            <text:p text:style-name="P5">“a &gt;= 100”</text:p>
          </table:table-cell>
          <table:table-cell table:style-name="Table1.A2" office:value-type="string">
            <text:p text:style-name="P5">“a = 2 | b = 4”</text:p>
          </table:table-cell>
          <table:table-cell table:style-name="Table1.A2" office:value-type="string">
            <text:p text:style-name="P5">“a = 2 &amp; a &gt;= 100 | b = 4 &amp; a &gt;= 100”</text:p>
          </table:table-cell>
          <table:table-cell table:style-name="Table1.D2" office:value-type="string">
            <text:p text:style-name="P5">“b = 4 &amp; a &gt;= 100”</text:p>
          </table:table-cell>
        </table:table-row>
      </table:table>
      <text:p text:style-name="Standard"/>
      <text:p text:style-name="Standard">The reduced partition query may have fewer terms, thus helping a query analyzer select a more appropriate index. The reduced query will have redundant terms from the partition filter which just ensures that any bogus records in the partition are filtered out. The extra terms can probably be eliminated with no harm if the partition data is assumed to be correct.</text:p>
      <text:p text:style-name="Standard"/>
      <text:p text:style-name="Standard">During a repartition, partitions may be temporarily in an inconsistent state. Queries which access partition regions being updated must access both new and old partitions and union the results. Any extra terms in the reduced query must not be eliminated.</text:p>
      <text:p text:style-name="Standard"/>
      <text:p text:style-name="Standard">The Carbonado Filter class does not currently support constant reduction. It must be enhanced to support this feature. Considering the simple capabilities of Carbonado filters, the implementation should not be terribly difficult.</text:p>
      <text:h text:style-name="Heading_20_2" text:outline-level="2">Partition numbering</text:h>
      <text:p text:style-name="Standard">Partitions can be represented either by a “Partition” object or simply by a zero-based integer sequence. Using Partition objects feels more object oriented, but it may actually cause more confusion, especially when defining configuration for repartitioning. The concern I have is accidentally passing the wrong Partition object, causing the repartition to get confused and potentially destroy data. Some experimentation is needed to see which approach is better.</text:p>
      <text:h text:style-name="Heading_20_2" text:outline-level="2">Partition configuration</text:h>
      <text:p text:style-name="Standard">The partitioned repository builder accepts a special object for configuring partitions: PartitionConfig. It has a method addPartition(RepositoryBuilder) for adding repositories as partitions. The addSelector(PartitionSelector&lt;S&gt;) method defines the filter-to-partition rules for a given storable type. Finally, the setDefaultPartition method defines which partition to use for storable types that do not have a selector.</text:p>
      <text:p text:style-name="Standard"/>
      <text:p text:style-name="Standard">PartitionSelector has the method addRule(Filter&lt;S&gt;, partition), which provides a partition mapping rule. Add a rule for each partition to be used. It is an error to define multiple rules which point to the same partition. A filter with an “or” operation has the same effect and is allowed.</text:p>
      <text:p text:style-name="Standard"/>
      <text:p text:style-name="Standard">When selecting a partition, each rule is logically examined in the order they were added to the PartitionSelector. Carbonado will augment each filter to ensure it is unambiguous all by itself. For example:</text:p>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User defined filter</text:p>
          </table:table-cell>
          <table:table-cell table:style-name="Table2.A1" office:value-type="string">
            <text:p text:style-name="P6">Unambiguous filter (derived)</text:p>
          </table:table-cell>
          <table:table-cell table:style-name="Table2.C1" office:value-type="string">
            <text:p text:style-name="P6">Notes</text:p>
          </table:table-cell>
        </table:table-row>
        <table:table-row table:style-name="Table2.1">
          <table:table-cell table:style-name="Table2.A2" office:value-type="string">
            <text:p text:style-name="P5">1. “a &lt; 100 &amp; b = 3”</text:p>
          </table:table-cell>
          <table:table-cell table:style-name="Table2.A2" office:value-type="string">
            <text:p text:style-name="P5">“a &lt; 100 &amp; b = 3”</text:p>
          </table:table-cell>
          <table:table-cell table:style-name="Table2.C2" office:value-type="string">
            <text:p text:style-name="P5">First rule is never augmented.</text:p>
          </table:table-cell>
        </table:table-row>
        <table:table-row table:style-name="Table2.1">
          <table:table-cell table:style-name="Table2.A2" office:value-type="string">
            <text:p text:style-name="P5">2. “a &lt; 100”</text:p>
          </table:table-cell>
          <table:table-cell table:style-name="Table2.A2" office:value-type="string">
            <text:p text:style-name="P5">“a &lt; 100 &amp; b != 3”</text:p>
          </table:table-cell>
          <table:table-cell table:style-name="Table2.C2" office:value-type="string">
            <text:p text:style-name="P5">Calculated as reduction of rule2 &amp; !rule1:</text:p>
            <text:p text:style-name="Standard">“a &lt; 100 &amp; !(a &lt; 100 &amp; b = 3)”</text:p>
          </table:table-cell>
        </table:table-row>
        <table:table-row table:style-name="Table2.1">
          <table:table-cell table:style-name="Table2.A2" office:value-type="string">
            <text:p text:style-name="P5"/>
          </table:table-cell>
          <table:table-cell table:style-name="Table2.A2" office:value-type="string">
            <text:p text:style-name="P5">“a &gt;= 100”</text:p>
          </table:table-cell>
          <table:table-cell table:style-name="Table2.C2" office:value-type="string">
            <text:p text:style-name="P5">Filter which catches everything else. Calculated as reduction of !rule2 &amp; !rule1.</text:p>
          </table:table-cell>
        </table:table-row>
      </table:table>
      <text:p text:style-name="Standard"/>
      <text:p text:style-name="Standard">If it turns out that the reduction algorithms are too difficult to implement, then the PartitionSelector may require that each rule be unambiguous, but it might not be verifiable. This would be unfortunate, and so work on enhancing Filter should be the first priority.</text:p>
      <text:p text:style-name="Standard"/>
      <text:p text:style-name="Standard">Assuming the filter reductions work well enough, then if the derived catch-all filter doesn’t reduce to “false”, the PartitionSelector must have a default partition supplied. It is passed via the setDefaultPartition method. This method differs from the method of the same name for the PartitionConfig object since it specifies a default for a specific storable type.</text:p>
      <text:h text:style-name="Heading_20_2" text:outline-level="2">Repartition capability</text:h>
      <text:p text:style-name="Standard">The partitioned repository defines a capability to perform repartitions. At a minimum, this capability provides the method repartition(PartionConfig config, double throttle). It examines the rules defined in the partition config and compares it against the current config. The differences determine which records require migration. The rate at which the migration occurs is limited by the throttle parameter. The repartition method does not return until the migration is complete.</text:p>
      <text:p text:style-name="Standard"/>
      <text:p text:style-name="Standard">Since a repartition operation might be interrupted, the partitioned repository must be able to cope with a failed repartition operation, but a rollback might not be possible. Also, the partitioned repository must be able to query records which are being migrated without the appearance that a repartition is in progress.</text:p>
      <text:p text:style-name="Standard"/>
      <text:p text:style-name="Standard">In the case of a failed repartition operation, it can be resumed by calling repartition again. It will actually assume that the repartition operation has been called for the first time, and it will attempt again to move all affected records. To undo the repartition operation and revert back, call the undoRepartition method, which takes the same parameters as repartition. It moves all affected records back to the original partition.</text:p>
      <text:p text:style-name="Standard"/>
      <text:p text:style-name="Standard">During a repartition, to ensure that migrated records properly appear in queries, all user queries which require access to these records perform union operations against the old and new partitions. If the old and new partition matches for a given query, then no union is required since no records for that query are being migrated.</text:p>
      <text:p text:style-name="Standard"/>
      <text:p text:style-name="Standard">Persist operations also require special treatment during a repartition. If the persist operation goes against a record not being migrated, then nothing special needs to be done other than making sure the persist goes to the correct partition. The same thing is done when no repartition is in progress.</text:p>
      <text:p text:style-name="Standard"/>
      <text:p text:style-name="Standard">Persist operations against records which are migrating during a repartition are handled depending on the operation being performed. Delete is the easiest: delete the record from both the old and new partition. Insert operations check for a duplicate in the old partition, and if none, insert into the new partition. Update operations are the most complicated. First, it tries to update from the old partition. If okay, then it deletes from the old and new partition, then inserts into new partition. Otherwise, it tries to update in the new partition.</text:p>
      <text:p text:style-name="Standard"/>
      <text:p text:style-name="Standard">Persist operations also need to cope with the possibility that the old and new partitions actually point to the same physical repository. This is a user error, but the repository should not corrupt or lose data as a result of such a misconfiguration. Getting this right may be tricky, and it may not even be possible to guarantee safe behavior in this case. Update operations are most affected by it, however.</text:p>
      <text:h text:style-name="Heading_20_2" text:outline-level="2">Repartition progress</text:h>
      <text:p text:style-name="Standard">Since a repartition operation may take a long time, it might be a good idea to support a feedback mechanism. A user supplied callback will be invoked as records are migrated, which can then print or report this information how it sees fit. It might also be a good idea to optionally count all the records requiring migration, in order to report percentage complet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WW8Num4z0" style:family="text">
      <style:text-properties fo:color="#000000"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Outline">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WW8Num1"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1"/>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3"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1"/>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3"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1"/>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Partitioning Strategy for Carbonado</dc:title>
    <meta:initial-creator>Administrator</meta:initial-creator>
    <meta:creation-date>2006-02-14T14:55:00</meta:creation-date>
    <dc:creator>Brian O'Neill</dc:creator>
    <dc:date>2007-01-10T20:35:51</dc:date>
    <dc:language>en-US</dc:language>
    <meta:editing-cycles>9</meta:editing-cycles>
    <meta:editing-duration>PT5H49M3S</meta:editing-duration>
    <meta:user-defined meta:name="Info 1"/>
    <meta:user-defined meta:name="Info 2"/>
    <meta:user-defined meta:name="Info 3"/>
    <meta:user-defined meta:name="Info 4"/>
    <meta:document-statistic meta:table-count="2" meta:image-count="0" meta:object-count="0" meta:page-count="6" meta:paragraph-count="86" meta:word-count="2074" meta:character-count="13310"/>
  </office:meta>
</office:document-meta>
</file>